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Ebrima3" svg:font-family="Ebrima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 style:list-style-name="L2">
      <style:graphic-properties draw:fill-color="#ffffff" draw:auto-grow-height="true" fo:min-height="12.18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8cm"/>
    </style:style>
    <style:style style:name="P1" style:family="paragraph">
      <style:paragraph-properties fo:text-align="start"/>
    </style:style>
    <style:style style:name="P2" style:family="paragraph">
      <style:text-properties fo:font-size="28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text-properties fo:font-size="24pt"/>
    </style:style>
    <style:style style:name="P7" style:family="paragraph">
      <style:text-properties fo:font-size="22pt"/>
    </style:style>
    <style:style style:name="P8" style:family="paragraph">
      <style:text-properties fo:font-size="26pt" style:font-size-asian="36pt" style:font-size-complex="36pt"/>
    </style:style>
    <style:style style:name="P9" style:family="paragraph">
      <style:text-properties fo:font-size="24pt" style:font-size-asian="32pt" style:font-size-complex="32pt"/>
    </style:style>
    <style:style style:name="P10" style:family="paragraph"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position="-33% 58%" fo:font-style="italic" style:font-style-asian="italic" style:font-style-complex="italic"/>
    </style:style>
    <style:style style:name="T5" style:family="text">
      <style:text-properties fo:font-size="28pt" style:font-size-asian="40pt" style:font-size-complex="40pt"/>
    </style:style>
    <style:style style:name="T6" style:family="text">
      <style:text-properties style:text-position="-33% 58%"/>
    </style:style>
    <style:style style:name="T7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position="0% 100%" fo:font-style="italic" style:font-style-asian="italic" style:font-style-complex="italic"/>
    </style:style>
    <style:style style:name="T10" style:family="text">
      <style:text-properties style:text-position="0% 100%" fo:font-style="normal" style:font-style-asian="normal" style:font-style-complex="normal"/>
    </style:style>
    <style:style style:name="T11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2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13" style:family="text">
      <style:text-properties style:font-name="Calibri2" style:font-name-asian="Calibri3" style:font-name-complex="Calibri3"/>
    </style:style>
    <style:style style:name="T14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15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16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7" style:family="text">
      <style:text-properties style:text-position="0% 100%"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8" style:family="text">
      <style:text-properties style:text-position="0% 100%" style:font-name="Calibri3" fo:font-style="normal" style:font-name-asian="Calibri3" style:font-style-asian="normal" style:font-name-complex="Calibri3" style:font-style-complex="normal"/>
    </style:style>
    <style:style style:name="T19" style:family="text">
      <style:text-properties style:text-position="0% 100%" style:font-name="Calibri3" fo:font-style="italic" style:font-name-asian="Calibri3" style:font-style-asian="italic" style:font-name-complex="Calibri3" style:font-style-complex="italic"/>
    </style:style>
    <style:style style:name="T20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ize="26pt" style:font-size-asian="36pt" style:font-size-complex="36pt"/>
    </style:style>
    <style:style style:name="T24" style:family="text">
      <style:text-properties style:text-position="0% 100%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text-position="-33% 58%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style:font-style-asian="italic" style:font-style-complex="italic"/>
    </style:style>
    <style:style style:name="T28" style:family="text">
      <style:text-properties style:font-name="Calibri3" style:font-name-asian="Calibri3" style:font-name-complex="Calibri3"/>
    </style:style>
    <style:style style:name="T29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style:text-position="-33% 58%" fo:font-style="normal" style:font-style-asian="normal" style:font-style-complex="normal"/>
    </style:style>
    <style:style style:name="T31" style:family="text">
      <style:text-properties style:text-position="-33% 58%" fo:font-weight="normal" style:font-weight-asian="normal" style:font-weight-complex="normal"/>
    </style:style>
    <style:style style:name="T32" style:family="text">
      <style:text-properties style:text-position="-33% 58%"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33" style:family="text">
      <style:text-properties fo:font-size="24pt"/>
    </style:style>
    <style:style style:name="T34" style:family="text">
      <style:text-properties fo:font-size="24pt" fo:font-style="italic" style:font-style-asian="italic" style:font-style-complex="italic"/>
    </style:style>
    <style:style style:name="T35" style:family="text">
      <style:text-properties style:font-name="Calibri3" fo:font-size="24pt" fo:font-style="italic" style:font-name-asian="Calibri3" style:font-style-asian="italic" style:font-name-complex="Calibri3" style:font-style-complex="italic"/>
    </style:style>
    <style:style style:name="T36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37" style:family="text">
      <style:text-properties fo:font-size="24pt" style:font-size-asian="32pt" style:font-size-complex="32pt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style:font-name="Calibri3" fo:font-size="20pt" fo:font-style="italic" style:font-name-asian="Calibri3" style:font-size-asian="20pt" style:font-style-asian="italic" style:font-name-complex="Calibri3" style:font-size-complex="20pt" style:font-style-complex="italic"/>
    </style:style>
    <style:style style:name="T40" style:family="text">
      <style:text-properties style:font-name="Calibri2" fo:font-size="20pt" fo:font-style="italic" style:font-name-asian="Calibri3" style:font-size-asian="20pt" style:font-style-asian="italic" style:font-name-complex="Calibri3" style:font-size-complex="20pt" style:font-style-complex="italic"/>
    </style:style>
    <style:style style:name="T41" style:family="text">
      <style:text-properties style:font-name="Calibri2" fo:font-size="20pt" fo:font-style="normal" style:font-name-asian="Calibri3" style:font-size-asian="20pt" style:font-style-asian="normal" style:font-name-complex="Calibri3" style:font-size-complex="20pt" style:font-style-complex="normal"/>
    </style:style>
    <style:style style:name="T42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Zwangsbedingungen</text:span> sind Bedingungen, die die freie Bewegung der Systemteilchen einschränken (<text:span text:style-name="T2">geometrische Bindungen</text:span>)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Zwangskräf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Zwangskräfte</text:span> sind Kräfte, die die Zwangsbedingungen bewirken, also die freie Teilchenbewegung behindern (z.B. Auflagekräfte, Fadenspannungen)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Schwierigkeiten ergeben sich bei der Behandlung eines mechanischen<text:line-break/>Problems, wenn Zwangsbedingungen vorliegen?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list text:style-name="L1">
              <text:list-item>
                <text:p text:style-name="P1">Zwangskräfte sind im allgemeinen unbekannt</text:p>
              </text:list-item>
              <text:list-item>
                <text:p text:style-name="P1">Die Teilchenkoordinaten <text:span text:style-name="T3">r</text:span><text:span text:style-name="T4">i</text:span> = (<text:span text:style-name="T2">x</text:span><text:span text:style-name="T4">i</text:span>,<text:span text:style-name="T2">y</text:span><text:span text:style-name="T4">i</text:span>,<text:span text:style-name="T2">z</text:span><text:span text:style-name="T4">i</text:span>), <text:span text:style-name="T2">i</text:span> = 1,2,...,N sind wegen der Zwangsbedingungen nicht unabhängig voneinand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25.199cm" svg:height="4.714cm" svg:x="1.4cm" svg:y="0.233cm" presentation:class="title" presentation:user-transformed="true">
          <draw:text-box>
            <text:p><text:span text:style-name="T5">Wie versucht man die wegen der Zwangsbedingungen nicht unabhängigen Teilchenkoordinaten mathematisch einfacher zu handhaben?</text:span></text:p>
          </draw:text-box>
        </draw:frame>
        <draw:frame presentation:style-name="pr2" draw:text-style-name="P3" draw:layer="layout" svg:width="25.199cm" svg:height="12.18cm" svg:x="1.4cm" svg:y="4.914cm" presentation:class="subtitle">
          <draw:text-box>
            <text:p text:style-name="P3">Man versucht sie durch linear unabhängige, verallgemeinerte Koordinaten zu ersetze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Was sind hol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runter versteht man Verknüpfungen der Teilchenkoordinaten und eventuell der Zeit in der folgenden Form:</text:p>
            <text:p><text:span text:style-name="T2">f</text:span><text:span text:style-name="T4">v</text:span> (<text:span text:style-name="T3">r</text:span><text:span text:style-name="T6">1</text:span>,<text:span text:style-name="T3">r</text:span><text:span text:style-name="T6">2</text:span>,...,<text:span text:style-name="T3">r</text:span><text:span text:style-name="T4">N</text:span>,<text:span text:style-name="T2">t</text:span>) = 0,<text:tab/><text:tab/><text:span text:style-name="T7">ν</text:span> = 1,2,...,<text:span text:style-name="T2">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holonom-skler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sind holonome Zwangsbedingungen, die nicht explizit zeitabhängig sind, also Bedingungen der Form </text:p>
            <text:p><text:span text:style-name="T2">f</text:span><text:span text:style-name="T4">v</text:span> (<text:span text:style-name="T3">r</text:span><text:span text:style-name="T6">1</text:span>,<text:span text:style-name="T3">r</text:span><text:span text:style-name="T6">2</text:span>,...,<text:span text:style-name="T3">r</text:span><text:span text:style-name="T4">N</text:span>,<text:span text:style-name="T2">t</text:span>) = 0,<text:tab/><text:tab/><text:span text:style-name="T7">ν</text:span> = 1,2,...,<text:span text:style-name="T2">p</text:span></text:p>
            <text:p>für die zusätzlich gilt:</text:p>
            <text:p/>
          </draw:text-box>
        </draw:frame>
        <draw:frame draw:style-name="gr2" draw:text-style-name="P3" draw:layer="layout" svg:width="7.986cm" svg:height="2.192cm" svg:x="10.006cm" svg:y="12.903cm">
          <text:p/>
          <draw:object xlink:href="../Holonom-skleronom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holonom-rhe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s sind holonome Zwangsbedingungen mit expliziter Zeitabhängigkeit:</text:p>
          </draw:text-box>
        </draw:frame>
        <draw:frame draw:style-name="gr2" draw:text-style-name="P3" draw:layer="layout" svg:width="7.986cm" svg:height="2.192cm" svg:x="10.006cm" svg:y="12.203cm">
          <text:p/>
          <draw:object xlink:href="../Holonom-rheonom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er Vorteil holonomer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Holonome Zwangsbedingungen reduzieren die Zahl der Freiheitsgrade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wirken sich holonome Zwangsbedingungen auf die Zahl der Freiheitsgrade au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<text:span text:style-name="T2">N</text:span><text:span text:style-name="T8">-Teilchensystem hat ohne Zwang 3</text:span><text:span text:style-name="T2">N</text:span><text:span text:style-name="T8"> Freiheitsgrade, bei </text:span><text:span text:style-name="T2">p</text:span><text:span text:style-name="T8"> holonomen Zwangsbedingungen sind es nur noch</text:span></text:p>
            <text:p><text:span text:style-name="T2">S</text:span><text:span text:style-name="T8"> = 3</text:span><text:span text:style-name="T2">N</text:span><text:span text:style-name="T8"> - </text:span><text:span text:style-name="T2">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nicht-hol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runter versteht man Verknüpfungen der Teilchenkoordinaten und eventuell der Zeit, die sich nicht in der Form</text:p>
            <text:p><text:span text:style-name="T2">f</text:span><text:span text:style-name="T4">v</text:span> (<text:span text:style-name="T3">r</text:span><text:span text:style-name="T6">1</text:span>,<text:span text:style-name="T3">r</text:span><text:span text:style-name="T6">2</text:span>,...,<text:span text:style-name="T3">r</text:span><text:span text:style-name="T4">N</text:span>,<text:span text:style-name="T2">t</text:span>) = 0,<text:tab/><text:tab/><text:span text:style-name="T7">ν</text:span> = 1,2,...,<text:span text:style-name="T2">p</text:span></text:p>
            <text:p>darstellen lassen, sodass durch sie kein Eliminieren von überflüssigen Koordinaten möglich ist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gilt für Lösungsverfahren bei nicht-holonomen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Für Systeme mit nicht-holonomen Zwangsbedingungen gibt es kein allgemeines Lösungsverfahr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ingungen müssen generalisierte Koordinaten erfüllen?</text:p>
          </draw:text-box>
        </draw:frame>
        <draw:frame presentation:style-name="pr5" draw:text-style-name="P1" draw:layer="layout" svg:width="25.199cm" svg:height="12.18cm" svg:x="1.4cm" svg:y="4.914cm" presentation:class="subtitle" presentation:user-transformed="true">
          <draw:text-box>
            <text:p>1. Die momentane Konfiguration des physikalischen Systems ist eindeutig durch <text:span text:style-name="T2">q</text:span><text:span text:style-name="T6">1</text:span>, . . . , <text:span text:style-name="T2">q</text:span><text:span text:style-name="T4">S</text:span> festgelegt. Insbesondere gelten Transformationsformeln</text:p>
            <text:p><text:span text:style-name="T3">r</text:span><text:span text:style-name="T4">i</text:span> = <text:span text:style-name="T3">r</text:span><text:span text:style-name="T4">i</text:span><text:span text:style-name="T9"> </text:span>(<text:span text:style-name="T2">q</text:span>1, . . . , <text:span text:style-name="T2">q</text:span><text:span text:style-name="T4">S</text:span>, <text:span text:style-name="T2">t</text:span><text:span text:style-name="T8">)</text:span>,<text:tab/><text:span text:style-name="T2">i</text:span> = 1, 2, . . . , <text:span text:style-name="T2">N</text:span></text:p>
            <text:p>welche die Zwangsbedingungen implizit enthalten.</text:p>
            <text:p>2. Die <text:span text:style-name="T2">q</text:span><text:span text:style-name="T4">j</text:span> sind unabhängig voneinander, d. h., es gibt keine Beziehung der Form <text:span text:style-name="T2">F</text:span><text:span text:style-name="T8"> </text:span>(<text:span text:style-name="T2">q</text:span><text:span text:style-name="T6">1</text:span>, . . . , <text:span text:style-name="T2">q</text:span><text:span text:style-name="T4">S</text:span>, <text:span text:style-name="T2">t</text:span>) = 0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Konfigurationsraum definiert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Unter dem Konfigurationsraum versteht man den <text:span text:style-name="T2">S</text:span>-dimensionalen Raum, der durch die generalisierten Koordinaten <text:span text:style-name="T2">q</text:span><text:span text:style-name="T6">1</text:span>, . . . , <text:span text:style-name="T2">q</text:span><text:span text:style-name="T4">S</text:span><text:span text:style-name="T10"> </text:span>aufgespannt wird.</text:p>
            <text:p>Jeder Punkt des Konfigurationsraums (<text:span text:style-name="T2">Konfigurationsvektor</text:span>) <text:s/><text:span text:style-name="T3">q</text:span> = (<text:span text:style-name="T2">q</text:span><text:span text:style-name="T6">1</text:span>, <text:span text:style-name="T2">q</text:span><text:span text:style-name="T6">2</text:span>, . . . , <text:span text:style-name="T2">q</text:span><text:span text:style-name="T4">S</text:span><text:span text:style-name="T10">)</text:span> entspricht einem möglichen Zustand des Systems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einer virtuellen Verrück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Virtuelle Verrückung <text:span text:style-name="T7">δ</text:span><text:span text:style-name="T11">r</text:span><text:span text:style-name="T12">i</text:span><text:span text:style-name="T13"> ist die willkürliche (virtuelle), infinitesimale Koordinatenänderung, die mit den Zwangsbedingungen verträglich ist und momentan durchgeführt wird. Momentan bedeutet: </text:span><text:span text:style-name="T7">δt</text:span><text:span text:style-name="T14"> = 0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virtueller Arbei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δW</text:span><text:span text:style-name="T15">i</text:span><text:span text:style-name="T14"> = -</text:span><text:span text:style-name="T16">F</text:span><text:span text:style-name="T15">i</text:span><text:span text:style-name="T14"> ∙ </text:span><text:span text:style-name="T7">δ</text:span><text:span text:style-name="T16">r</text:span><text:span text:style-name="T15">i</text:span></text:p>
            <text:p><text:span text:style-name="T17">F</text:span><text:span text:style-name="T15">i</text:span><text:span text:style-name="T18"> ist die Summe aus treibender Kraft und der Zwangskraft, </text:span><text:span text:style-name="T19">δ</text:span><text:span text:style-name="T17">r</text:span><text:span text:style-name="T15">i</text:span><text:span text:style-name="T18"> die virtuelle Verrückun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as Prinzip der virtuellen Arbeit.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/>
            <text:p/>
            <text:p/>
            <text:p/>
            <text:p/>
            <text:p>Das Prinzip der virtuellen Arbeit besagt, dass bei jeder gedachten Bewegung, die mit den Zwangsbedingungen verträglich ist, die Zwangskräfte keine Arbeit leisten.</text:p>
            <text:p/>
            <text:p>Nur die Summe muß gleich Null sein, dies gilt also nicht notwendigerweise auch für jeden einzelnen Summanden.</text:p>
          </draw:text-box>
        </draw:frame>
        <draw:frame draw:style-name="gr2" draw:text-style-name="P3" draw:layer="layout" svg:width="5.067cm" svg:height="1.774cm" svg:x="11.466cm" svg:y="8.212cm">
          <text:p/>
          <draw:object xlink:href="../Prinzip%20der%20virtuellen%20Arbeit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werden Reibungskräfte nicht zu den Zwangskräften gezähl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Reibungskräfte verletzen das Prinzip der virtuellen Arbeit.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generalisierte Kraftkomponen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6.044cm" svg:height="2.472cm" svg:x="10.977cm" svg:y="9.263cm">
          <text:p/>
          <draw:object xlink:href="../Generalisierte%20Kraftkomponente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as d’Alembert’sche Prinzip?</text:p>
          </draw:text-box>
        </draw:frame>
        <draw:frame presentation:style-name="pr2" draw:layer="layout" svg:width="25.199cm" svg:height="12.18cm" svg:x="1.4cm" svg:y="4.914cm" presentation:class="subtitle">
          <draw:text-box>
            <text:p>Für die virtuelle Arbeit <text:span text:style-name="T7">δW</text:span><text:span text:style-name="T15">i</text:span><text:span text:style-name="T14"> = -</text:span><text:span text:style-name="T16">F</text:span><text:span text:style-name="T15">i</text:span><text:span text:style-name="T14"> ∙ </text:span><text:span text:style-name="T7">δ</text:span><text:span text:style-name="T16">r</text:span><text:span text:style-name="T15">i</text:span> gilt:</text:p>
            <text:p/>
            <text:p>Mit <text:span text:style-name="T3">K</text:span><text:span text:style-name="T2">i</text:span> der treibenden und <text:span text:style-name="T3">Z</text:span><text:span text:style-name="T2">i</text:span> der Zwangskraft.</text:p>
            <text:p/>
            <text:p/>
            <text:p>Mit dem Prinzip der virtuellen Arbeit folgt daraus das d'Alambertsche Prinzip:</text:p>
            <text:p/>
            <text:p/>
            <text:p>Es besagt dass die virtuelle Arbeit der <text:span text:style-name="T2">verlorenen Kräfte</text:span> Null ist.</text:p>
          </draw:text-box>
        </draw:frame>
        <draw:frame draw:style-name="gr2" draw:text-style-name="P3" draw:layer="layout" svg:width="12.799cm" svg:height="4.059cm" svg:x="7.6cm" svg:y="6.97cm">
          <text:p/>
          <draw:object xlink:href="../Treibende%20Kraft%20und%20Zwangskraft.odf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3" draw:layer="layout" svg:width="7.707cm" svg:height="2.392cm" svg:x="10.146cm" svg:y="12.903cm">
          <text:p/>
          <draw:object xlink:href="../d'Alambert'sches%20Prinzip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as d’Alembert’sche Prinzip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13.229cm" svg:height="3.091cm" svg:x="7.385cm" svg:y="8.954cm">
          <text:p/>
          <draw:object xlink:href="../d'Alambert'sches%20Prinzip%202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Lagrange-Funk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24.007cm" svg:height="1.168cm" svg:x="1.996cm" svg:y="9.915cm">
          <text:p/>
          <draw:object xlink:href="../Lagrange-Funktion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Unter welchen Bedingungen folgen aus dem d’Alembert’schen Prinzip die Lagrange-Gleichungen 2. Art?</text:p>
          </draw:text-box>
        </draw:frame>
        <draw:frame presentation:style-name="pr2" draw:layer="layout" svg:width="25.199cm" svg:height="14.645cm" svg:x="1.4cm" svg:y="3.683cm" presentation:class="subtitle" presentation:user-transformed="true">
          <draw:text-box>
            <text:p/>
            <text:p/>
            <text:p/>
            <text:p><text:span text:style-name="T1">Für ein konservatives System</text:span> (da hier</text:p>
            <text:p/>
            <text:p/>
            <text:p>gilt)</text:p>
            <text:p><text:span text:style-name="T1">mit holonomen Zwangsbedingungen</text:span></text:p>
            <text:p>(da hier die Koordinaten <text:span text:style-name="T2">q</text:span><text:span text:style-name="T4">j</text:span> unabhängig voneinander und die Größen <text:span text:style-name="T7">δ</text:span><text:span text:style-name="T20">q</text:span><text:span text:style-name="T12">j</text:span><text:span text:style-name="T13"> frei wählbar sind, woraus folgt dass beim d'Alambert'schen Prinzip nicht nur die Summe, sondern jeder Summand verschwindet:</text:span></text:p>
            <text:p><text:span text:style-name="T13"/></text:p>
            <text:p><text:span text:style-name="T13"/></text:p>
            <text:p><text:span text:style-name="T13">)</text:span></text:p>
          </draw:text-box>
        </draw:frame>
        <draw:frame draw:style-name="gr2" draw:text-style-name="P3" draw:layer="layout" svg:width="10.065cm" svg:height="2.327cm" svg:x="8.967cm" svg:y="7.936cm">
          <text:p/>
          <draw:object xlink:href="../Konservatives%20System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3" draw:layer="layout" svg:width="13.756cm" svg:height="2.565cm" svg:x="7.121cm" svg:y="15.117cm">
          <text:p/>
          <draw:object xlink:href="../Holonome%20Zwangsbedingungen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Unter welchen Bedingungen folgen aus dem d’Alembert’schen Prinzip die Lagrange-Gleichungen 2. Art?</text:p>
          </draw:text-box>
        </draw:frame>
        <draw:frame presentation:style-name="pr2" draw:text-style-name="P5" draw:layer="layout" svg:width="25.199cm" svg:height="12.18cm" svg:x="1.4cm" svg:y="4.915cm" presentation:class="subtitle" presentation:user-transformed="true">
          <draw:text-box>
            <text:p><text:span text:style-name="T21">Für ein konservatives System mit holonomen Zwangsbedingung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lauten die Lagrange-Gleichungen 2. Art?</text:p>
          </draw:text-box>
        </draw:frame>
        <draw:frame presentation:style-name="pr7" draw:text-style-name="P6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3.769cm" svg:height="2.565cm" svg:x="7.115cm" svg:y="9.217cm">
          <text:p/>
          <draw:object xlink:href="../Lagrange-Gleichungen%202ter%20Art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viele Anfangsbedingungen braucht man für die vollständige Lösung von S Differentialgleichungen zweiter Ordnung?</text:p>
          </draw:text-box>
        </draw:frame>
        <draw:frame presentation:style-name="pr2" draw:text-style-name="P5" draw:layer="layout" svg:width="25.199cm" svg:height="12.18cm" svg:x="1.4cm" svg:y="4.915cm" presentation:class="subtitle" presentation:user-transformed="true">
          <draw:text-box>
            <text:p><text:span text:style-name="T21">2</text:span><text:span text:style-name="T22">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alten sich die Lagrange-Gleichungen unter Punkttransformation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sind forminvariant. Damit wird gezeigt dass die generalisierten Koordinaten willkürlich gewählt sein können und nur ihre Gesamtzahl <text:span text:style-name="T2">S</text:span> festliegt.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verallgemeinerte Impulse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3.217cm" svg:height="2.327cm" svg:x="12.391cm" svg:y="9.336cm">
          <text:p/>
          <draw:object xlink:href="../Verallgemeinerter%20Impuls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zyklische Koordinat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5.638cm" svg:height="2.327cm" svg:x="6.18cm" svg:y="9.336cm">
          <text:p/>
          <draw:object xlink:href="../Zyklische%20Koordinate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rum sollte man generalisierte Koordinaten so wählen, dass möglichst viele zyklisch sind?</text:p>
          </draw:text-box>
        </draw:frame>
        <draw:frame presentation:style-name="pr7" draw:layer="layout" svg:width="25.199cm" svg:height="12.18cm" svg:x="1.4cm" svg:y="4.914cm" presentation:class="subtitle">
          <draw:text-box>
            <text:p>Jede zyklische Koordinate führt automatisch auf einen Erhaltungssatz.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Parameterdarstellung der Zykloid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3.772cm" svg:height="2.108cm" svg:x="7.113cm" svg:y="9.445cm">
          <text:p/>
          <draw:object xlink:href="../Zykloide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8" draw:layer="layout" svg:width="25.199cm" svg:height="4.384cm" svg:x="1.4cm" svg:y="0.398cm" presentation:class="title" presentation:user-transformed="true">
          <draw:text-box>
            <text:p><text:span text:style-name="T23">Welche Form haben die aus dem d’Alembert’schen Prinzip folgenden Bewegungsgleichungen für nicht-konservative Systeme mit holonomen Zwangsbedingung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3.756cm" svg:height="2.565cm" svg:x="7.121cm" svg:y="9.217cm">
          <text:p/>
          <draw:object xlink:href="../Holonome%20Zwangsbedingungen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Bedingungen müssen „verallgemeinerte Potentiale“ erfüll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generalisierten Kräfte <text:span text:style-name="T2">Q</text:span><text:span text:style-name="T4">j</text:span> müssen sich wie folgt ableiten lassen:</text:p>
            <text:p/>
            <text:p/>
          </draw:text-box>
        </draw:frame>
        <draw:frame draw:style-name="gr2" draw:text-style-name="P3" draw:layer="layout" svg:width="12.87cm" svg:height="2.327cm" svg:x="7.564cm" svg:y="10.736cm">
          <text:p/>
          <draw:object xlink:href="../Generalisierte%20Kräfte%20Qj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lautet die verallgemeinerte Lagrange-Funktion?</text:p>
          </draw:text-box>
        </draw:frame>
        <draw:frame presentation:style-name="pr7" draw:layer="layout" svg:width="25.199cm" svg:height="12.18cm" svg:x="1.4cm" svg:y="4.914cm" presentation:class="subtitle">
          <draw:text-box>
            <text:p><text:span text:style-name="T2">L</text:span> = <text:span text:style-name="T2">T</text:span> – <text:span text:style-name="T2">U</text:span></text:p>
            <text:p/>
            <text:p>mit den verallgemeinerten Potentialen</text:p>
          </draw:text-box>
        </draw:frame>
        <draw:frame draw:style-name="gr2" draw:text-style-name="P3" draw:layer="layout" svg:width="10.643cm" svg:height="1.168cm" svg:x="8.678cm" svg:y="12.915cm">
          <text:p/>
          <draw:object xlink:href="../Verallgemeinerte%20Potentiale.odf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Können „verallgemeinerte Potentiale“ auch von den generalisierten Geschwindigkeiten abhäng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Ja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r Lagrange-Funktion unterliegt ein geladenes Teilchen im elektromagnetischen 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1.555cm" svg:height="2.192cm" svg:x="8.222cm" svg:y="9.403cm">
          <text:p/>
          <draw:object xlink:href="../Lagrange-Funktion%20im%20EM-Feld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lautet das verallgemeinerte Potential der Lorentz-Kraft?</text:p>
          </draw:text-box>
        </draw:frame>
        <draw:frame presentation:style-name="pr7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6.046cm" svg:height="1.033cm" svg:x="10.976cm" svg:y="9.983cm">
          <text:p/>
          <draw:object xlink:href="../Verallgemeinertes%20Potential%20der%20Lorentz-Kraft.odf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3" draw:layer="layout" svg:width="24.648cm" svg:height="2.108cm" svg:x="1.675cm" svg:y="12.045cm">
          <text:p/>
          <draw:object xlink:href="../Erläuterungen%20zum%20verallgemeinerten%20Potential%20der%20Lorentz-Kraft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6" draw:layer="layout" svg:width="25.199cm" svg:height="4.51cm" svg:x="1.4cm" svg:y="0.335cm" presentation:class="title" presentation:user-transformed="true">
          <draw:text-box>
            <text:p>Wie lautet die Gleichung für die Lorentzkraft? Ist diese konservativ? Wenn ja: warum, wenn nein: warum nicht?</text:p>
          </draw:text-box>
        </draw:frame>
        <draw:frame presentation:style-name="pr7" draw:layer="layout" svg:width="25.199cm" svg:height="12.18cm" svg:x="1.4cm" svg:y="4.914cm" presentation:class="subtitle">
          <draw:text-box>
            <text:p>Die Lorentzkraft ist <text:span text:style-name="T1">nicht konservativ</text:span>, da sie von der Geschwindigkeit des geladenen Teilchens abhängt.</text:p>
          </draw:text-box>
        </draw:frame>
        <draw:frame draw:style-name="gr2" draw:text-style-name="P3" draw:layer="layout" svg:width="7.031cm" svg:height="1.033cm" svg:x="10.484cm" svg:y="8.783cm">
          <text:p/>
          <draw:object xlink:href="../Lorentz-Kraft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n die generalisierten Impulse eines geladenen Teilchens im elektromagnetischen 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25.483cm" svg:height="2.192cm" svg:x="1.258cm" svg:y="9.403cm">
          <text:p/>
          <draw:object xlink:href="../Generalisierte%20Impulse%20eines%20geladenen%20Teilchens%20im%20EM-Feld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verhält sich die Lagrange-Funktion eines geladenen Teilchen bei einer Eichtransformation<text:line-break/>ϕ → ϕ − (∂/∂t)<text:span text:style-name="T24">χ</text:span> ;<text:tab/>A → A + ∇χ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15.449cm" svg:height="2.288cm" svg:x="6.275cm" svg:y="9.355cm">
          <text:p/>
          <draw:object xlink:href="../Eichtransformation%20der%20Lagrange-Funktion%20eines%20geladenen%20Teilchens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passiert mit den Bewegungsgleichungen bei einer Eichtransformation ϕ → ϕ − (∂/∂t)χ ; A → A + ∇χ? 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Bewegungsgleichung und damit die Bahnen <text:span text:style-name="T3">q</text:span><text:span text:style-name="T21">(</text:span><text:span text:style-name="T22">t</text:span><text:span text:style-name="T21">) bleiben im Konfigurationsraum invaria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mechanischen Eichtransformatio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i einer mechanischen Eichtransformation</text:p>
            <text:p/>
            <text:p/>
            <text:p>ändern sich die Bewegungsgleichungen nicht, wenn <text:span text:style-name="T2">f</text:span><text:span text:style-name="T8"> eine praktisch beliebige, hinreichend oft differenzierbare und nur von </text:span><text:span text:style-name="T3">q</text:span><text:span text:style-name="T25"> und </text:span><text:span text:style-name="T22">t</text:span><text:span text:style-name="T25"> abhängende Funktion ist.</text:span></text:p>
          </draw:text-box>
        </draw:frame>
        <draw:frame draw:style-name="gr2" draw:text-style-name="P3" draw:layer="layout" svg:width="13.659cm" svg:height="2.192cm" svg:x="7.17cm" svg:y="8.903cm">
          <text:p/>
          <draw:object xlink:href="../Mechanische%20Eichtransformation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eschreibt man Systeme, die Reibungskräften unterlie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an nutzt <text:span text:style-name="T1">modifizierte</text:span><text:span text:style-name="T21"> Lagrange-Gleichungen:</text:span></text:p>
            <text:p><text:span text:style-name="T21"/></text:p>
            <text:p><text:span text:style-name="T21"/></text:p>
          </draw:text-box>
        </draw:frame>
        <draw:frame draw:style-name="gr2" draw:text-style-name="P3" draw:layer="layout" svg:width="14.633cm" svg:height="2.327cm" svg:x="6.683cm" svg:y="10.736cm">
          <text:p/>
          <draw:object xlink:href="../modifizierte%20Lagrange-Gleichung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physikalische Bedeutung besitzt die Dissipationsfunktio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ie Rayleigh'sche Dissipationsfunktion</text:p>
            <text:p/>
            <text:p/>
            <text:p>beschreibt die Energiedissipation, also die Energie, welche durch Reibung verloren geht:</text:p>
          </draw:text-box>
        </draw:frame>
        <draw:frame draw:style-name="gr2" draw:text-style-name="P3" draw:layer="layout" svg:width="6.986cm" svg:height="2.392cm" svg:x="10.506cm" svg:y="9.303cm">
          <text:p/>
          <draw:object xlink:href="../Rayleigh'sche%20Dissipationsfunktion.odf" xlink:type="simple" xlink:show="embed" xlink:actuate="onLoad"/>
          <draw:image xlink:href="./ObjectReplacements/Object 26" xlink:type="simple" xlink:show="embed" xlink:actuate="onLoad"/>
        </draw:frame>
        <draw:frame draw:style-name="gr2" draw:text-style-name="P3" draw:layer="layout" svg:width="4.549cm" svg:height="2.294cm" svg:x="11.725cm" svg:y="13.652cm">
          <text:p/>
          <draw:object xlink:href="../Energiedissipation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ie Methode der Lagrange’schen Multiplikatoren.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Man schränkt erst die Freiheitsgrade mittels holonomer Zwangsbedingungen ein, schreibt dann auf generalisierte Koordinaten um, formuliert die Zwangsbed. für virt. Verrückungen, führt die Lagrange'schen Multipl. ein welche unabh. von <text:span text:style-name="T3">q</text:span>, aber nicht unbedingt <text:span text:style-name="T2">t </text:span>sind, definiert eine Lagrange-Funktion einer best. Form, erhält so die Lagrange'schen Bwgl. 1. Art, durch welche die Lagrange'schen Mult. definiert werden – die fehlenden Bestimmungsgleichung sind dann die <text:span text:style-name="T2">p</text:span><text:span text:style-name="T8"> Zwangsbedingung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Lagrange’schen Bewegungsgleichungen 1. A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4.506cm" svg:height="2.472cm" svg:x="6.746cm" svg:y="9.263cm">
          <text:p/>
          <draw:object xlink:href="../Lagrange'sche%20Bewegungsgleichungen%20(1.%20Art)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physikalische Bedeutung kann den Lagrange’schen Multiplikatoren zugeschrieben werd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Man kann</text:p>
            <text:p/>
            <text:p/>
            <text:p>als Komponente einer <text:span text:style-name="T2">generalisierten Zwangskraft</text:span><text:span text:style-name="T8"> interpretieren, welche die nicht-holonomen Zwangsbedingungen realisiert.</text:span></text:p>
          </draw:text-box>
        </draw:frame>
        <draw:frame draw:style-name="gr2" draw:text-style-name="P3" draw:layer="layout" svg:width="5.247cm" svg:height="2.392cm" svg:x="11.376cm" svg:y="9.303cm">
          <text:p/>
          <draw:object xlink:href="../Generalisierte%20Zwangskraft%20der%20holonomen%20Zwangsbedingungen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Unterschied zwischen Differential- und Integralprinzipien.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im Differentialprinzip wird ein momentaner Zustand des Systems mit kleinen (virtuellen) Verrückungen aus diesem Zustand verglichen.</text:p>
            <text:p/>
            <text:p>Beim Integralprinzip wird ein endliches Bahnelement zwischen festen Zeiten <text:span text:style-name="T2">t</text:span><text:span text:style-name="T26">1</text:span> und <text:span text:style-name="T2">t</text:span><text:span text:style-name="T4">2</text:span> mit kleinen (virtuellen) Abweichungen der gesamten Bahn von der tatsächlich durchlaufenen Bahn verglichen.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Konfigurationsrau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n <text:span text:style-name="T27">S</text:span>-dimensionalen Raum, dessen Achsen durch die generalisierten Koordinaten <text:span text:style-name="T2">q</text:span><text:span text:style-name="T4">1</text:span>,...,<text:span text:style-name="T2">q</text:span><text:span text:style-name="T4">S</text:span> gebildet werden.</text:p>
            <text:p>Jeder Punkt des Konfigurationsraums entspricht einem möglichen Zustand des <text:span text:style-name="T1">gesamten</text:span><text:span text:style-name="T21"> System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Konfigurationsbahn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>Die Kurve im Konfigurationsraum, der der Zustand eines Systems im Laufe der Zeit folgt:</text:p>
            <text:p/>
            <text:p/>
            <text:p>Auf ihr bewegt sich das System als Ganzes.</text:p>
          </draw:text-box>
        </draw:frame>
        <draw:frame draw:style-name="gr2" draw:text-style-name="P3" draw:layer="layout" svg:width="8.422cm" svg:height="1.292cm" svg:x="9.788cm" svg:y="12.253cm">
          <text:p/>
          <draw:object xlink:href="../Konfigurationsbahn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ist ein Funktional?</text:p>
          </draw:text-box>
        </draw:frame>
        <draw:frame presentation:style-name="pr7" draw:layer="layout" svg:width="25.199cm" svg:height="12.18cm" svg:x="1.4cm" svg:y="4.914cm" presentation:class="subtitle">
          <draw:text-box>
            <text:p>Bei festen <text:span text:style-name="T2">t</text:span><text:span text:style-name="T4">1</text:span>, <text:span text:style-name="T2">t</text:span><text:span text:style-name="T26">2</text:span> wird jeder Bahn <text:span text:style-name="T3">q</text:span>(<text:span text:style-name="T2">t</text:span>) eine <text:span text:style-name="T1">Zahl</text:span> <text:span text:style-name="T2">S</text:span>{<text:span text:style-name="T3">q</text:span>(<text:span text:style-name="T2">t</text:span>)} zugeordnet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stellt sich eine Konkurrenzschar dar?</text:p>
          </draw:text-box>
        </draw:frame>
        <draw:frame presentation:style-name="pr7" draw:layer="layout" svg:width="25.199cm" svg:height="12.18cm" svg:x="1.4cm" svg:y="4.914cm" presentation:class="subtitle">
          <draw:text-box>
            <text:p>M <text:span text:style-name="T28">≡</text:span> {<text:span text:style-name="T3">q</text:span>(<text:span text:style-name="T2">t</text:span>) : <text:span text:style-name="T29">q</text:span>(<text:span text:style-name="T2">t</text:span><text:span text:style-name="T4">1</text:span>) = <text:span text:style-name="T3">q</text:span><text:span text:style-name="T6">a</text:span> ;   <text:span text:style-name="T3">q</text:span>(<text:span text:style-name="T2">t</text:span><text:span text:style-name="T4">2</text:span>) = <text:span text:style-name="T29">q</text:span><text:span text:style-name="T6">e</text:span>}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oraus besteht die Konkurrenzschar?</text:p>
          </draw:text-box>
        </draw:frame>
        <draw:frame presentation:style-name="pr7" draw:layer="layout" svg:width="25.199cm" svg:height="12.18cm" svg:x="1.4cm" svg:y="4.914cm" presentation:class="subtitle" presentation:user-transformed="true">
          <draw:text-box>
            <text:p>Aus einer Menge von Konfigurationsbahnen und zwei Endzeitpunkten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gilt für die Endpunktzeiten <text:span text:style-name="T2">t</text:span><text:span text:style-name="T30">1</text:span>, <text:span text:style-name="T2">t</text:span><text:span text:style-name="T30">2</text:span> einer Konkurrenzschar?</text:p>
          </draw:text-box>
        </draw:frame>
        <draw:frame presentation:style-name="pr7" draw:layer="layout" svg:width="25.199cm" svg:height="12.18cm" svg:x="1.4cm" svg:y="4.914cm" presentation:class="subtitle">
          <draw:text-box>
            <text:p>Die Endpunktzeiten bleiben gleich, d.h. das System hat gleiche "Durchlaufzeiten".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gilt für die virtuellen Verrückungen der Endpunkte <text:span text:style-name="T3">q</text:span><text:span text:style-name="T6">a</text:span>, <text:span text:style-name="T3">q</text:span><text:span text:style-name="T6">e</text:span> einer Konkurrenzschar?</text:p>
          </draw:text-box>
        </draw:frame>
        <draw:frame presentation:style-name="pr7" draw:layer="layout" svg:width="25.199cm" svg:height="12.18cm" svg:x="1.4cm" svg:y="4.914cm" presentation:class="subtitle">
          <draw:text-box>
            <text:p>Sie sind für alle Bahnen Null:</text:p>
            <text:p/>
            <text:p/>
          </draw:text-box>
        </draw:frame>
        <draw:frame draw:style-name="gr2" draw:text-style-name="P3" draw:layer="layout" svg:width="5.388cm" svg:height="1.168cm" svg:x="11.305cm" svg:y="10.715cm">
          <text:p/>
          <draw:object xlink:href="../Virtuelle%20Verrückungen%20der%20Endpunkte%20einer%20Konkurrenzschar.odf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Formulieren Sie das Hamilton’sche Prinzip.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Systembewegung erfolgt so, dass <text:span text:style-name="T2">S</text:span>{<text:span text:style-name="T3">q</text:span>(<text:span text:style-name="T2">t</text:span>)} auf der Konkurrenzschar <text:span text:style-name="T2">M</text:span> für die tatsächliche Bahn extremal („stationär“) wird</text:p>
            <text:p>bzw.</text:p>
            <text:p>Die Systembewegung erfolgt so, dass die Variation von <text:span text:style-name="T2">S</text:span> auf <text:span text:style-name="T2">M</text:span> bezüglich der tatsächlichen Bahn <text:span text:style-name="T3">q</text:span>(<text:span text:style-name="T2">t</text:span>) verschwindet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ingungen müssen die zur Variation zugelassenen Bahnen erfüll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brauchen gleiche Endpunktzeiten (<text:span text:style-name="T2">t</text:span><text:span text:style-name="T6">1</text:span>,<text:span text:style-name="T2">t</text:span><text:span text:style-name="T6">2</text:span>),</text:p>
            <text:p>jede Bahn muß aus virtuellen Verrückungen aus der tatsächlichen Bahn entstanden sein</text:p>
            <text:p>und die virtuellen Verrückungen der Endpunkte <text:span text:style-name="T3">q</text:span><text:span text:style-name="T6">a</text:span>, <text:span text:style-name="T3">q</text:span><text:span text:style-name="T6">e</text:span> sind für alle Bahnen Null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Wirkungsfunktiona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2"/></text:p>
            <text:p><text:span text:style-name="T2"/></text:p>
            <text:p><text:span text:style-name="T2">S</text:span> hat die Dimension "Wirkung" und ordnet bei festen <text:span text:style-name="T2">t</text:span><text:span text:style-name="T30">1</text:span>,<text:span text:style-name="T2">t</text:span><text:span text:style-name="T31">2</text:span> jeder Bahn <text:span text:style-name="T3">q</text:span>(<text:span text:style-name="T2">t</text:span>) eine Zahl <text:span text:style-name="T2">S</text:span>{<text:span text:style-name="T3">q</text:span>(<text:span text:style-name="T2">t</text:span>)} zu.</text:p>
            <text:p>S ist abhängig von <text:span text:style-name="T2">t</text:span><text:span text:style-name="T30">1</text:span>,<text:span text:style-name="T2">t</text:span><text:span text:style-name="T31">2</text:span> und <text:span text:style-name="T3">q</text:span>(<text:span text:style-name="T2">t</text:span>).</text:p>
          </draw:text-box>
        </draw:frame>
        <draw:frame draw:style-name="gr2" draw:text-style-name="P3" draw:layer="layout" svg:width="10.96cm" svg:height="2.678cm" svg:x="8.519cm" svg:y="7.56cm">
          <text:p/>
          <draw:object xlink:href="../Wirkungsfunktional.odf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6" draw:layer="layout" svg:width="25.199cm" svg:height="3.506cm" svg:x="1.4cm" svg:y="0.837cm" presentation:class="title" presentation:user-transformed="true">
          <draw:text-box>
            <text:p>Wie wird bei der Variationsrechung die Funktion <text:span text:style-name="T7">γ</text:span><text:span text:style-name="T32">α</text:span><text:span text:style-name="T13">(</text:span><text:span text:style-name="T20">x</text:span><text:span text:style-name="T13">)</text:span> definiert?</text:p>
          </draw:text-box>
        </draw:frame>
        <draw:frame presentation:style-name="pr7" draw:text-style-name="P6" draw:layer="layout" svg:width="25.199cm" svg:height="15.86cm" svg:x="1.4cm" svg:y="3.076cm" presentation:class="subtitle" presentation:user-transformed="true">
          <draw:text-box>
            <text:p><text:span text:style-name="T7"/></text:p>
            <text:p><text:span text:style-name="T7"/></text:p>
            <text:p><text:span text:style-name="T7">γ</text:span><text:span text:style-name="T32">α</text:span><text:span text:style-name="T13">(</text:span><text:span text:style-name="T20">x</text:span><text:span text:style-name="T13">) ist eine fast beliebige Funktion, die hinreichend oft differenzierbar sein soll und wie folgt behandelt wird: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>Für festes x ist </text:span><text:span text:style-name="T7">γ</text:span><text:span text:style-name="T32">α</text:span><text:span text:style-name="T13">(</text:span><text:span text:style-name="T20">x</text:span><text:span text:style-name="T13">) und damit auch </text:span><text:span text:style-name="T20">y</text:span><text:span text:style-name="T32">α</text:span><text:span text:style-name="T13">(</text:span><text:span text:style-name="T20">x</text:span><text:span text:style-name="T13">) eine ganz normale Funktion von </text:span><text:span text:style-name="T28">α</text:span></text:p>
          </draw:text-box>
        </draw:frame>
        <draw:frame draw:style-name="gr2" draw:text-style-name="P3" draw:layer="layout" svg:width="20.828cm" svg:height="8.158cm" svg:x="3.585cm" svg:y="7.92cm">
          <text:p/>
          <draw:object xlink:href="../Variationsrechnung%20-%20gamma_eta(x)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wird als Variation der Bahn <text:span text:style-name="T2">y</text:span><text:span text:style-name="T15">α</text:span>(<text:span text:style-name="T2">x</text:span>) bezeichnet?</text:p>
          </draw:text-box>
        </draw:frame>
        <draw:frame presentation:style-name="pr7" draw:layer="layout" svg:width="25.199cm" svg:height="12.18cm" svg:x="1.4cm" svg:y="4.914cm" presentation:class="subtitle" presentation:user-transformed="true">
          <draw:text-box>
            <text:p><text:span text:style-name="T28">Die Verschiebung δ</text:span><text:span text:style-name="T7">α</text:span><text:span text:style-name="T28"> der Bahn, die bei einer Veränderung des Parameters </text:span><text:span text:style-name="T7">α</text:span><text:span text:style-name="T28"> von </text:span><text:span text:style-name="T7">α</text:span><text:span text:style-name="T28"> = 0 auf d</text:span><text:span text:style-name="T7">α</text:span><text:span text:style-name="T28"> einsetzt:</text:span></text:p>
            <text:p><text:span text:style-name="T28"/></text:p>
            <text:p><text:span text:style-name="T28"/></text:p>
            <text:p><text:span text:style-name="T28"/></text:p>
            <text:p><text:span text:style-name="T28">Diese Verschiebung wird bei festgehaltenem </text:span><text:span text:style-name="T7">x</text:span><text:span text:style-name="T14"> durchgeführt.</text:span></text:p>
          </draw:text-box>
        </draw:frame>
        <draw:frame draw:style-name="gr2" draw:text-style-name="P3" draw:layer="layout" svg:width="14.795cm" svg:height="2.188cm" svg:x="6.602cm" svg:y="10.505cm">
          <text:p/>
          <draw:object xlink:href="../Variation%20der%20Bahn%20y_alpha(x)%20(einfach)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der Variation des Funktionals J{y(x)} = <text:span text:style-name="T28">δ</text:span><text:span text:style-name="T20">J</text:span>.</text:p>
          </draw:text-box>
        </draw:frame>
        <draw:frame presentation:style-name="pr2" draw:text-style-name="P6" draw:layer="layout" svg:width="25.199cm" svg:height="12.18cm" svg:x="1.4cm" svg:y="4.914cm" presentation:class="subtitle" presentation:user-transformed="true">
          <draw:text-box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>Es ist die Veränderung des Funktionals </text:span><text:span text:style-name="T34">J</text:span><text:span text:style-name="T33">{</text:span><text:span text:style-name="T34">y</text:span><text:span text:style-name="T33">(</text:span><text:span text:style-name="T34">x</text:span><text:span text:style-name="T33">)}, die bei einer Veränderung des Parameters </text:span><text:span text:style-name="T35">α</text:span><text:span text:style-name="T33"> von </text:span><text:span text:style-name="T35">α</text:span><text:span text:style-name="T33"> = 0 auf d</text:span><text:span text:style-name="T35">α</text:span><text:span text:style-name="T33"> einsetzt.</text:span></text:p>
          </draw:text-box>
        </draw:frame>
        <draw:frame draw:style-name="gr2" draw:text-style-name="P3" draw:layer="layout" svg:width="17.154cm" svg:height="5.125cm" svg:x="5.422cm" svg:y="5.637cm">
          <text:p/>
          <draw:object xlink:href="../Variation%20des%20Funktionals%20J%5By(x)%5D.odf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ben Sie die Euler’sche Gleichung an und skizzieren Sie ihre Herleitung.</text:p>
          </draw:text-box>
        </draw:frame>
        <draw:frame presentation:style-name="pr2" draw:layer="layout" svg:width="25.199cm" svg:height="16.711cm" svg:x="1.4cm" svg:y="2.651cm" presentation:class="subtitle" presentation:user-transformed="true">
          <draw:text-box>
            <text:p/>
            <text:p/>
            <text:p/>
            <text:p/>
            <text:p/>
            <text:p/>
            <text:p>Da die Variation der Bahn <text:span text:style-name="T2">y</text:span><text:span text:style-name="T15">α</text:span><text:span text:style-name="T13">(</text:span><text:span text:style-name="T20">x</text:span><text:span text:style-name="T13">) = </text:span><text:span text:style-name="T28">δ</text:span><text:span text:style-name="T20">y</text:span><text:span text:style-name="T36"> bis auf das Verschwinden an den Integrationsgrenzen beliebig ist, gilt für die</text:span> Variation des Funktionals</text:p>
            <text:p><text:span text:style-name="T36"/></text:p>
            <text:p><text:span text:style-name="T36"/></text:p>
            <text:p><text:span text:style-name="T36"/></text:p>
            <text:p><text:span text:style-name="T36"/></text:p>
            <text:p><text:span text:style-name="T36"/></text:p>
            <text:p><text:span text:style-name="T36"/></text:p>
            <text:p><text:span text:style-name="T36"/></text:p>
            <text:p><text:span text:style-name="T14">δ</text:span><text:span text:style-name="T20">J</text:span><text:span text:style-name="T36"> = </text:span><text:span text:style-name="T20">J</text:span><text:span text:style-name="T36"> {</text:span><text:span text:style-name="T20">y</text:span><text:span text:style-name="T36">(</text:span><text:span text:style-name="T20">x</text:span><text:span text:style-name="T36">)} = 0 nur dann, wenn die Euler'sche Gleichung erfüllt ist.</text:span></text:p>
          </draw:text-box>
        </draw:frame>
        <draw:frame draw:style-name="gr2" draw:text-style-name="P3" draw:layer="layout" svg:width="6.943cm" svg:height="2.192cm" svg:x="10.528cm" svg:y="5.903cm">
          <text:p/>
          <draw:object xlink:href="../Euler'sche%20Gleichung.odf" xlink:type="simple" xlink:show="embed" xlink:actuate="onLoad"/>
          <draw:image xlink:href="./ObjectReplacements/Object 36" xlink:type="simple" xlink:show="embed" xlink:actuate="onLoad"/>
        </draw:frame>
        <draw:frame draw:style-name="gr2" draw:text-style-name="P3" draw:layer="layout" svg:width="13.77cm" svg:height="6.473cm" svg:x="7.114cm" svg:y="11.563cm">
          <text:p/>
          <draw:object xlink:href="../Herleitung%20Euler'sche%20Gleichung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Brachystochronenproblem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Auf welchem Weg <text:span text:style-name="T2">y</text:span>(<text:span text:style-name="T2">x</text:span>) gelangt ein reibungslos gleitenderMassenpunkt <text:span text:style-name="T2">m</text:span> unter dem Einfluss der Schwerkraft am schnellsten von (<text:span text:style-name="T2">x</text:span><text:span text:style-name="T6">1</text:span>,0) nach (<text:span text:style-name="T2">x</text:span><text:span text:style-name="T6">2</text:span>,<text:span text:style-name="T2">y</text:span><text:span text:style-name="T6">2</text:span>)?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lauten die Lagrange'schen Bewegungsgleichungen 2. Art?</text:p>
          </draw:text-box>
        </draw:frame>
        <draw:frame presentation:style-name="pr7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2.108cm" svg:height="2.327cm" svg:x="7.945cm" svg:y="9.336cm">
          <text:p/>
          <draw:object xlink:href="../Lagrange'sche%20Bewegungsgleichungen%20(2.%20Art).odf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6" draw:layer="layout" svg:width="25.199cm" svg:height="4.51cm" svg:x="1.4cm" svg:y="0.335cm" presentation:class="title" presentation:user-transformed="true">
          <draw:text-box>
            <text:p>Aus welchen Gleichungen werden die Lagrange'schen Bewegungsgleichungen (2. Art) hergeleitet?</text:p>
          </draw:text-box>
        </draw:frame>
        <draw:frame presentation:style-name="pr7" draw:layer="layout" svg:width="25.199cm" svg:height="12.18cm" svg:x="1.4cm" svg:y="4.914cm" presentation:class="subtitle">
          <draw:text-box>
            <text:p/>
            <text:p>Aus den Euler-Lagrange-Differentialgleichungen</text:p>
            <text:p/>
            <text:p/>
            <text:p/>
            <text:p>mit dem Hamiltonschen Prinzip:</text:p>
          </draw:text-box>
        </draw:frame>
        <draw:frame draw:style-name="gr2" draw:text-style-name="P3" draw:layer="layout" svg:width="12.841cm" svg:height="2.327cm" svg:x="7.579cm" svg:y="10.436cm">
          <text:p/>
          <draw:object xlink:href="../Euler-Lagrange-Differentialgleichungen.odf" xlink:type="simple" xlink:show="embed" xlink:actuate="onLoad"/>
          <draw:image xlink:href="./ObjectReplacements/Object 39" xlink:type="simple" xlink:show="embed" xlink:actuate="onLoad"/>
        </draw:frame>
        <draw:frame draw:style-name="gr2" draw:text-style-name="P3" draw:layer="layout" svg:width="18.115cm" svg:height="1.168cm" svg:x="4.942cm" svg:y="14.715cm">
          <text:p/>
          <draw:object xlink:href="../Substitution%20der%20Euler-Lagrange-Gleichungen%20für%20das%20Hamilton'sche%20Prinzip.odf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text-style-name="P9" draw:layer="layout" svg:width="25.199cm" svg:height="4.027cm" svg:x="1.4cm" svg:y="0.575cm" presentation:class="title" presentation:user-transformed="true">
          <draw:text-box>
            <text:p><text:span text:style-name="T37">Wie leitet man aus dem Hamilton’schen Prinzip für konservative Systeme mit nicht-holonomen Zwangsbedingungen die Lagrange’schen Bewegungsgleichungen 1. Art ab?</text:span></text:p>
          </draw:text-box>
        </draw:frame>
        <draw:frame presentation:style-name="pr2" draw:text-style-name="P10" draw:layer="layout" svg:width="25.199cm" svg:height="19.009cm" svg:x="1.4cm" svg:y="1.493cm" presentation:class="subtitle" presentation:user-transformed="true">
          <draw:text-box>
            <text:p><text:span text:style-name="T38"/></text:p>
            <text:p><text:span text:style-name="T38"/></text:p>
            <text:p><text:span text:style-name="T38"/></text:p>
            <text:p><text:span text:style-name="T38"/></text:p>
            <text:p><text:span text:style-name="T38">Über Lagrange'sche Multiplikatoren </text:span><text:span text:style-name="T39">λ</text:span><text:span text:style-name="T40">i</text:span></text:p>
            <text:p><text:span text:style-name="T40"/></text:p>
            <text:p><text:span text:style-name="T41"/></text:p>
            <text:p><text:span text:style-name="T41"/></text:p>
            <text:p><text:span text:style-name="T41">werden die nicht-holonomen Zwangsbedingungen, nachdem sie auf virtuelle Verrückungen (</text:span><text:span text:style-name="T39">δ</text:span><text:span text:style-name="T40">t</text:span><text:span text:style-name="T41"> = 0) umgeschrieben wurden</text:span></text:p>
            <text:p><text:span text:style-name="T41"/></text:p>
            <text:p><text:span text:style-name="T41"/></text:p>
            <text:p><text:span text:style-name="T41">an die Gleichung</text:span></text:p>
            <text:p><text:span text:style-name="T41"/></text:p>
            <text:p><text:span text:style-name="T41"/></text:p>
            <text:p><text:span text:style-name="T41"/></text:p>
            <text:p><text:span text:style-name="T41">angekoppelt:</text:span></text:p>
            <text:p><text:span text:style-name="T41"/></text:p>
            <text:p><text:span text:style-name="T41"/></text:p>
            <text:p><text:span text:style-name="T41"/></text:p>
            <text:p><text:span text:style-name="T41">Werden die </text:span><text:span text:style-name="T40">p</text:span><text:span text:style-name="T41"> Multiplikatoren </text:span><text:span text:style-name="T39">λ</text:span><text:span text:style-name="T40">i</text:span><text:span text:style-name="T41"> so gewählt, dass die Klammer in der Summe gleich Null ist, erhält man die Lagrange'schen Bewegungsgleichungen 1. Art </text:span></text:p>
          </draw:text-box>
        </draw:frame>
        <draw:frame draw:style-name="gr2" draw:text-style-name="P3" draw:layer="layout" svg:width="9.948cm" svg:height="2.678cm" svg:x="11.625cm" svg:y="5.76cm">
          <text:p/>
          <draw:object xlink:href="../Lagrange'sche%20Multiplikatoren.odf" xlink:type="simple" xlink:show="embed" xlink:actuate="onLoad"/>
          <draw:image xlink:href="./ObjectReplacements/Object 41" xlink:type="simple" xlink:show="embed" xlink:actuate="onLoad"/>
        </draw:frame>
        <draw:frame draw:style-name="gr2" draw:text-style-name="P3" draw:layer="layout" svg:width="12.293cm" svg:height="2.736cm" svg:x="6.953cm" svg:y="12.631cm">
          <text:p/>
          <draw:object xlink:href="../Lagrange-Funktion%20mit%20Hamilton'schen%20Prinzip%20für%20konservative%20Systeme%20mit%20nicht-holonomen%20Zwangsbedingungen.odf" xlink:type="simple" xlink:show="embed" xlink:actuate="onLoad"/>
          <draw:image xlink:href="./ObjectReplacements/Object 42" xlink:type="simple" xlink:show="embed" xlink:actuate="onLoad"/>
        </draw:frame>
        <draw:frame draw:style-name="gr2" draw:text-style-name="P3" draw:layer="layout" svg:width="16.199cm" svg:height="2.74cm" svg:x="6.9cm" svg:y="16.029cm">
          <text:p/>
          <draw:object xlink:href="../Lagrange-Funktion%20mit%20Hamilton'schen%20Prinzip%20für%20konservative%20Systeme%20mit%20nicht-holonomen%20Zwangsbedingungen%20und%20angekoppelten%20Lagrange-Multiplikatoren.odf" xlink:type="simple" xlink:show="embed" xlink:actuate="onLoad"/>
          <draw:image xlink:href="./ObjectReplacements/Object 43" xlink:type="simple" xlink:show="embed" xlink:actuate="onLoad"/>
        </draw:frame>
        <draw:frame draw:style-name="gr2" draw:text-style-name="P3" draw:layer="layout" svg:width="23.259cm" svg:height="2.392cm" svg:x="3.67cm" svg:y="10.003cm">
          <text:p/>
          <draw:object xlink:href="../Konservative%20Systme%20mit%20nicht-holonomen%20Zwangsbedingungen%20in%20virtuelle%20Verrückung%20umgeschrieben.odf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lauten die Lagrange'schen Bewegungsgleichungen 1. Art?</text:p>
          </draw:text-box>
        </draw:frame>
        <draw:frame presentation:style-name="pr7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9.568cm" svg:height="2.472cm" svg:x="9.215cm" svg:y="9.263cm">
          <text:p/>
          <draw:object xlink:href="../Lagrange'sche%20Bewegungsgleichungen%20(1.%20Art)%20(nochmal).odf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as Hamilton’sche Prinzip für nicht-konservative System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<text:span text:style-name="T2">erweiterte</text:span> Hamilton'sche Prinzip besagt, dass die "tatsächliche" Bahn aus der Forderung<text:tab/><text:tab/><text:tab/>auf der Konkurrenzschar</text:p>
            <text:p><text:span text:style-name="T2">M</text:span> = {<text:span text:style-name="T3">q</text:span>(<text:span text:style-name="T2">t</text:span>) :<text:tab/><text:tab/><text:span text:style-name="T3">q</text:span>(<text:span text:style-name="T2">t</text:span><text:span text:style-name="T6">1</text:span>) = <text:span text:style-name="T3">q</text:span><text:span text:style-name="T6">a</text:span> ,<text:tab/><text:tab/><text:span text:style-name="T3">q</text:span>(<text:span text:style-name="T2">t</text:span><text:span text:style-name="T6">2</text:span>) = <text:span text:style-name="T3">q</text:span><text:span text:style-name="T6">e</text:span>}</text:p>
            <text:p>abgleitet werden kann:</text:p>
            <text:p/>
            <text:p/>
            <text:p/>
            <text:p>es besagt also, dass die Variation des Zeitintegrals über die Summe aus kinetischer Energie und der bei der Variation der Bahn anfallenden virtuellen Arbeit Null sein muss.</text:p>
          </draw:text-box>
        </draw:frame>
        <draw:frame draw:style-name="gr2" draw:text-style-name="P3" draw:layer="layout" svg:width="2.816cm" svg:height="1.27cm" svg:x="12.591cm" svg:y="6.564cm">
          <text:p/>
          <draw:object xlink:href="../erweitertes%20Hamilton'sches%20Prinzip.odf" xlink:type="simple" xlink:show="embed" xlink:actuate="onLoad"/>
          <draw:image xlink:href="./ObjectReplacements/Object 46" xlink:type="simple" xlink:show="embed" xlink:actuate="onLoad"/>
        </draw:frame>
        <draw:frame draw:style-name="gr2" draw:text-style-name="P3" draw:layer="layout" svg:width="6.71cm" svg:height="2.678cm" svg:x="10.644cm" svg:y="10.26cm">
          <text:p/>
          <draw:object xlink:href="../Hamilton'sches%20Prinzip%20für%20nichtkonservative%20Systeme.odf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s Wirkungsfunktional ist beim Hamilton’schen Prinzip für nicht-konservative Systeme zu variier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>Die <text:span text:style-name="T2">treibenden</text:span><text:span text:style-name="T8"> Kräfte </text:span><text:span text:style-name="T3">K</text:span><text:span text:style-name="T26">i</text:span><text:span text:style-name="T42"> sind nicht von einem skalaren Potential ableitbar.</text:span></text:p>
          </draw:text-box>
        </draw:frame>
        <draw:frame draw:style-name="gr2" draw:text-style-name="P3" draw:layer="layout" svg:width="8.198cm" svg:height="6.187cm" svg:x="9.9cm" svg:y="8.006cm">
          <text:p/>
          <draw:object xlink:href="../Wirkungsfunktional%20für%20nichtkonservative%20Systeme.odf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Von welcher Art sind die Bewegungsgleichungen, die aus dem „erweiterten“ Hamilton’schen Prinzip fol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Von der gleichen Art wie die mit dem d'Alambert'schen Prinzip gefundenen: eine Differentialgleichung 2. Ordnung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Integral der Beweg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Integral <text:span text:style-name="T2">F</text:span><text:span text:style-name="T4">r</text:span> der Bewegung ist eine Funktion der generalisierten Koordinaten und Geschwindigkeiten, die für die gesamte Systembahn einen konstanten Wert <text:span text:style-name="T2">c</text:span><text:span text:style-name="T4">r</text:span> hat:</text:p>
            <text:p/>
          </draw:text-box>
        </draw:frame>
        <draw:frame draw:style-name="gr2" draw:text-style-name="P3" draw:layer="layout" svg:width="17.124cm" svg:height="1.168cm" svg:x="5.437cm" svg:y="12.215cm">
          <text:p/>
          <draw:object xlink:href="../Integrale%20der%20Bewegung.odf" xlink:type="simple" xlink:show="embed" xlink:actuate="onLoad"/>
          <draw:image xlink:href="./ObjectReplacements/Object 4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text-style-name="P2" draw:layer="layout" svg:width="25.199cm" svg:height="4.714cm" svg:x="1.4cm" svg:y="0.233cm" presentation:class="title" presentation:user-transformed="true">
          <draw:text-box>
            <text:p><text:span text:style-name="T5">Warum ist es günstig, in der Lagrange-Formulierung eines physikalischen Problems möglichst viele generalisierte Koordinaten zyklisch zu wähl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Jedes Integral der Bewegung eliminiert eine der 2<text:span text:style-name="T2">S</text:span><text:span text:style-name="T8"> Anfangsbedingungen. Die zyklischen Koordinaten </text:span><text:span text:style-name="T3">q</text:span><text:span text:style-name="T4">j</text:span><text:span text:style-name="T8"> zugeordneten generalisierten Impulse </text:span><text:span text:style-name="T3">p</text:span><text:span text:style-name="T4">j</text:span><text:span text:style-name="T8"> sind erste Integrale der Bewegun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ein System zeitlich homo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System nennt man <text:span text:style-name="T2">zeitlich homogen</text:span>, wenn sich seine Eigenschaften als invariant gegenüber Zeittranslationen erweisen.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für die Lagrange-Funktion in einem zeitlich homogenen Syste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kann nicht explizit von der Zeit abhängen:</text:p>
            <text:p/>
            <text:p/>
          </draw:text-box>
        </draw:frame>
        <draw:frame draw:style-name="gr2" draw:text-style-name="P3" draw:layer="layout" svg:width="11.588cm" svg:height="2.192cm" svg:x="8.205cm" svg:y="10.703cm">
          <text:p/>
          <draw:object xlink:href="../zeitliche%20Homogenität.odf" xlink:type="simple" xlink:show="embed" xlink:actuate="onLoad"/>
          <draw:image xlink:href="./ObjectReplacements/Object 5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Hamilton-Funktion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5.981cm" svg:height="2.392cm" svg:x="11.009cm" svg:y="9.303cm">
          <text:p/>
          <draw:object xlink:href="../Hamilton-Funktion.odf" xlink:type="simple" xlink:show="embed" xlink:actuate="onLoad"/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Erhaltungssatz folgt aus der zeitlichen Homogenität eines physikalischen System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Systembewegung verläuft so, dass <text:span text:style-name="T2">H</text:span> = const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Bedingungen ist die Hamilton-Funktion mit der Gesamtenergie identisch?</text:p>
          </draw:text-box>
        </draw:frame>
        <draw:frame presentation:style-name="pr2" draw:layer="layout" svg:width="25.199cm" svg:height="12.18cm" svg:x="1.4cm" svg:y="4.914cm" presentation:class="subtitle">
          <draw:text-box>
            <text:p>Unter holonom-skleronomen konservativen Bedingungen.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ist ein System als räumlich homogen zu bezeichn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seine Eigenschaften unabhängig vom Ort sind, eine Verschiebung des gesamten Systems die Messergebnisse also nicht ändert.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gilt für die Lagrange-Funktion in einem räumlich homogenen Syste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ählt man die generalisierte Koordinate <text:span text:style-name="T2">q</text:span><text:span text:style-name="T4">j</text:span><text:span text:style-name="T10"> so, dass </text:span><text:span text:style-name="T18">Δ</text:span><text:span text:style-name="T19">q</text:span><text:span text:style-name="T15">j</text:span><text:span text:style-name="T18"> einer Translation des gesamten Systems entspricht, werden die </text:span><text:span text:style-name="T19">q</text:span><text:span text:style-name="T15">j</text:span><text:span text:style-name="T18"> zyklisch:</text:span></text:p>
            <text:p><text:span text:style-name="T18"/></text:p>
            <text:p><text:span text:style-name="T18"/></text:p>
            <text:p><text:span text:style-name="T18">Somit erhält man den Erhaltungssatz</text:span></text:p>
          </draw:text-box>
        </draw:frame>
        <draw:frame draw:style-name="gr2" draw:text-style-name="P3" draw:layer="layout" svg:width="3.115cm" svg:height="2.327cm" svg:x="12.442cm" svg:y="10.436cm">
          <text:p/>
          <draw:object xlink:href="../zyklische%20Koordinaten%20aus%20der%20Lagrangefunktion%20im%20räumlich%20homogenen%20System.odf" xlink:type="simple" xlink:show="embed" xlink:actuate="onLoad"/>
          <draw:image xlink:href="./ObjectReplacements/Object 52" xlink:type="simple" xlink:show="embed" xlink:actuate="onLoad"/>
        </draw:frame>
        <draw:frame draw:style-name="gr2" draw:text-style-name="P3" draw:layer="layout" svg:width="6.384cm" svg:height="2.327cm" svg:x="10.807cm" svg:y="14.136cm">
          <text:p/>
          <draw:object xlink:href="../Erhaltungssatz%20der%20zyklischen%20Koordinaten%20aus%20der%20Lagrangefunktion%20im%20räumlich%20homogenen%20System.odf" xlink:type="simple" xlink:show="embed" xlink:actuate="onLoad"/>
          <draw:image xlink:href="./ObjectReplacements/Object 5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Erhaltungssatz folgt aus der Homogenität des Raume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Impulserhaltungssatz:</text:p>
            <text:p/>
            <text:p/>
            <text:p/>
          </draw:text-box>
        </draw:frame>
        <draw:frame draw:style-name="gr2" draw:text-style-name="P3" draw:layer="layout" svg:width="7.508cm" svg:height="2.392cm" svg:x="10.245cm" svg:y="10.803cm">
          <text:p/>
          <draw:object xlink:href="../Impulserhaltungssatz.odf" xlink:type="simple" xlink:show="embed" xlink:actuate="onLoad"/>
          <draw:image xlink:href="./ObjectReplacements/Object 5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Zusammenhang besteht zwischen der Impulserhaltung und Symmetrierichtun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manifestiert sich räumliche Isotropie in der Lagrange-Funktion eines physikalisch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Erhaltungssatz folgt aus räumlicher Isotropi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für das Gesamtdrehmoment bei räumlicher Isotropi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1" draw:text-style-name="P9" draw:layer="layout" svg:width="25.199cm" svg:height="4.027cm" svg:x="1.4cm" svg:y="0.575cm" presentation:class="title" presentation:user-transformed="true">
          <draw:text-box>
            <text:p><text:span text:style-name="T37">Welche Symmetriebedingung muss an die auf das i-te Teilchen wirkende Kraft gestellt werden, damit die x-Komponente des Drehimpulses ein Integral der Bewegung is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Ebrima3" svg:font-family="Ebrima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Tahoma2" fo:font-family="Tahoma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4</meta:editing-cycles>
    <meta:generator>LibreOffice/4.1.4.2$Windows_x86 LibreOffice_project/0a0440ccc0227ad9829de5f46be37cfb6edcf72</meta:generator>
    <dc:date>2014-05-07T14:15:06.365000000</dc:date>
    <meta:document-statistic meta:object-count="415"/>
  </office:meta>
</office:document-meta>
</file>